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d4e1" officeooo:paragraph-rsid="0015d4e1"/>
    </style:style>
    <style:style style:name="P2" style:family="paragraph" style:parent-style-name="Standard" style:list-style-name="L1">
      <style:text-properties officeooo:rsid="0015d4e1" officeooo:paragraph-rsid="0015d4e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lving rock paper scissors</text:p>
      <text:p text:style-name="P1"/>
      <text:p text:style-name="P1">Write a program that runs five games of rock paper scissors between a human player and the computer.</text:p>
      <text:p text:style-name="P1"/>
      <text:list xml:id="list2044864381" text:style-name="L1">
        <text:list-item>
          <text:p text:style-name="P2">Generate a choice for the computer</text:p>
        </text:list-item>
        <text:list-item>
          <text:p text:style-name="P2">Store it in a variable</text:p>
          <text:list>
            <text:list-item>
              <text:p text:style-name="P2">which has to be a random choice between the three options</text:p>
            </text:list-item>
            <text:list-item>
              <text:p text:style-name="P2">Generate an integer between 1-3, store in a variable</text:p>
            </text:list-item>
            <text:list-item>
              <text:p text:style-name="P2">Equate this integer to the three options, store in a variable</text:p>
            </text:list-item>
          </text:list>
        </text:list-item>
        <text:list-item>
          <text:p text:style-name="P2">Ask the player for an input</text:p>
        </text:list-item>
        <text:list-item>
          <text:p text:style-name="P2">Store it in a variable</text:p>
          <text:list>
            <text:list-item>
              <text:p text:style-name="P2">Convert the player input into lower or uppercase, to ensure case-insensitivity</text:p>
            </text:list-item>
          </text:list>
        </text:list-item>
        <text:list-item>
          <text:p text:style-name="P2">Compare the two variables to each other.</text:p>
          <text:list>
            <text:list-item>
              <text:p text:style-name="P2">If H is rock and C is rock, draw</text:p>
            </text:list-item>
            <text:list-item>
              <text:p text:style-name="P2">if H is rock and C is paper, lose</text:p>
            </text:list-item>
            <text:list-item>
              <text:p text:style-name="P2">if H is rock and C is scissors, win</text:p>
            </text:list-item>
            <text:list-item>
              <text:p text:style-name="P2">if H is paper and C is rock, win</text:p>
            </text:list-item>
            <text:list-item>
              <text:p text:style-name="P2">if H is paper and C is paper, draw</text:p>
            </text:list-item>
            <text:list-item>
              <text:p text:style-name="P2">if H is paper and C is scissors, lose</text:p>
            </text:list-item>
            <text:list-item>
              <text:p text:style-name="P2">if H is scissors and C is rock, lose</text:p>
            </text:list-item>
            <text:list-item>
              <text:p text:style-name="P2">if H is scissors and C is paper, win</text:p>
            </text:list-item>
            <text:list-item>
              <text:p text:style-name="P2">if H is scissors and C is scissors, draw</text:p>
            </text:list-item>
          </text:list>
        </text:list-item>
        <text:list-item>
          <text:p text:style-name="P2">Create a variable to keep track of wins for each player</text:p>
        </text:list-item>
        <text:list-item>
          <text:p text:style-name="P2">Create a variable that increases after each round, up to five, then terminates the game</text:p>
        </text:list-item>
        <text:list-item>
          <text:p text:style-name="P2">Provide a win or loss message at the end of the 5 round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3T14:42:17.933535254</meta:creation-date>
    <dc:date>2024-08-03T14:53:01.637376978</dc:date>
    <meta:editing-duration>PT23S</meta:editing-duration>
    <meta:editing-cycles>1</meta:editing-cycles>
    <meta:document-statistic meta:table-count="0" meta:image-count="0" meta:object-count="0" meta:page-count="1" meta:paragraph-count="23" meta:word-count="234" meta:character-count="1054" meta:non-whitespace-character-count="864"/>
    <meta:generator>LibreOffice/7.3.7.2$Linux_X86_64 LibreOffice_project/30$Build-2</meta:generator>
  </office:meta>
</office:document-meta>
</file>